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.creat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.setClasspath( Path clas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rrorLogger.add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.isNoSrcReg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IncludeJava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Srcgendir( File srcge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JavaSource( String jav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uriFromFile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.setCatalog( String cat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No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Jav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IncludeAntRuntime( boolean includeAntRu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IgnoreDuplicatesInNamespac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NoPvr( boolean nop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Typesyste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No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Debu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Qui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Compiler( String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processPaths( String [ ] paths , File base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.setClasspathRef( Reference classpat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.setTypesystemname( String typesyste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IncludeJavaRuntime( boolean includeJavaRu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NoPv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Logg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Logg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Classgendir( File classgen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Classge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Src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Quiet( boolean qui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NoValidate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Srcgen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MemoryIniti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execute(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78">
            <text:p text:style-name="Table_20_Contents">178</text:p>
          </table:table-cell>
        </table:table-row>
        <table:table-row>
          <table:table-cell office:value-type="string">
            <text:p text:style-name="Table_20_Contents">XMLBean.setNoExt( boolean no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Logger.ErrorLogger( boolean nois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.setDebugLeve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add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Fork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Dow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Exec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Cat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MemoryMaximumSize( String memory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Sour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ean.setMemoryInitialSize( String memory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NoSrcRegen( boolean noSrcRe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Executable( String fork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Optimize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Download( boolean 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NoValidateDoc( boolean nov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No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NoUpa( boolean noup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IgnoreDuplicatesInNamespaces( String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.setSrconly( boolean src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De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getMemoryMaximu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NoAnnotations( boolean no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.is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setSchema( File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.isIncludeAn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